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fo:font-variant="normal" fo:text-transform="none" style:font-name="Times New Roman" fo:font-size="26pt" fo:font-weight="bold" officeooo:rsid="010b2b04" officeooo:paragraph-rsid="010b2b04" style:font-name-asian="Microsoft YaHei" style:font-size-asian="14pt" style:font-name-complex="Lucida Sans" style:font-size-complex="14pt"/>
    </style:style>
    <style:style style:name="P2" style:family="paragraph" style:parent-style-name="text">
      <style:text-properties officeooo:rsid="0110c2e8" officeooo:paragraph-rsid="0110c2e8"/>
    </style:style>
    <style:style style:name="P3" style:family="paragraph" style:parent-style-name="Nadpis1" style:list-style-name="L3">
      <style:paragraph-properties fo:break-before="page"/>
    </style:style>
    <style:style style:name="P4" style:family="paragraph" style:parent-style-name="Nadpis2" style:list-style-name="L3">
      <style:text-properties officeooo:rsid="010e3985" officeooo:paragraph-rsid="010e3985"/>
    </style:style>
    <style:style style:name="P5" style:family="paragraph" style:parent-style-name="text" style:list-style-name="L1">
      <style:text-properties officeooo:rsid="0110c2e8" officeooo:paragraph-rsid="0110c2e8"/>
    </style:style>
    <style:style style:name="P6" style:family="paragraph" style:parent-style-name="text" style:list-style-name="L2">
      <style:text-properties fo:font-weight="bold" officeooo:rsid="010b2b04" officeooo:paragraph-rsid="010b2b04" style:font-weight-asian="bold" style:font-weight-complex="bold"/>
    </style:style>
    <style:style style:name="P7" style:family="paragraph" style:parent-style-name="text" style:list-style-name="L2">
      <style:text-properties fo:font-weight="bold" officeooo:rsid="01128745" officeooo:paragraph-rsid="01128745" style:font-weight-asian="bold" style:font-weight-complex="bold"/>
    </style:style>
    <style:style style:name="P8" style:family="paragraph" style:parent-style-name="text" style:list-style-name="L2">
      <style:text-properties officeooo:rsid="010b2b04" officeooo:paragraph-rsid="010b2b04"/>
    </style:style>
    <style:style style:name="P9" style:family="paragraph" style:parent-style-name="text" style:list-style-name="L2">
      <style:text-properties officeooo:rsid="010b507c" officeooo:paragraph-rsid="010b507c"/>
    </style:style>
    <style:style style:name="P10" style:family="paragraph" style:parent-style-name="text" style:list-style-name="L3">
      <style:text-properties officeooo:rsid="010b507c" officeooo:paragraph-rsid="010b507c"/>
    </style:style>
    <style:style style:name="P11" style:family="paragraph" style:parent-style-name="text" style:list-style-name="L3"/>
    <style:style style:name="P12" style:family="paragraph" style:parent-style-name="text" style:list-style-name="L3">
      <style:text-properties officeooo:rsid="010d35e1" officeooo:paragraph-rsid="010d35e1"/>
    </style:style>
    <style:style style:name="P13" style:family="paragraph" style:parent-style-name="text" style:list-style-name="L3">
      <style:text-properties officeooo:rsid="010e3985" officeooo:paragraph-rsid="010e3985"/>
    </style:style>
    <style:style style:name="P14" style:family="paragraph" style:parent-style-name="text" style:list-style-name="L3">
      <style:text-properties officeooo:rsid="0114b612" officeooo:paragraph-rsid="0114b612"/>
    </style:style>
    <style:style style:name="P15" style:family="paragraph" style:parent-style-name="text" style:list-style-name="L3">
      <style:text-properties officeooo:rsid="0114f204" officeooo:paragraph-rsid="0114f204"/>
    </style:style>
    <style:style style:name="P16" style:family="paragraph" style:parent-style-name="text" style:list-style-name="L3">
      <style:text-properties officeooo:rsid="01173c73" officeooo:paragraph-rsid="01173c73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adpis1">Próza a drama mezi válkami</text:p>
      <text:p text:style-name="P2">Osudy vojáka Švejka za světové valky</text:p>
      <text:list xml:id="list3341261348" text:style-name="L1">
        <text:list-item>
          <text:p text:style-name="P5">Uvolněná kompozice; sled epizod</text:p>
        </text:list-item>
        <text:list-item>
          <text:p text:style-name="P5">prvky dokumentární prózy (citace domkumentů …)</text:p>
        </text:list-item>
        <text:list-item>
          <text:p text:style-name="P5">Švejk</text:p>
          <text:list>
            <text:list-item>
              <text:p text:style-name="P5">aktivní v mluvě i činech</text:p>
            </text:list-item>
            <text:list-item>
              <text:p text:style-name="P5">Mluví zdlouhavě, od lesa s asociacemi</text:p>
            </text:list-item>
            <text:list-item>
              <text:p text:style-name="P5">Snaží se plnit rozkazy doslovně → Vytáčí své nadřízené → Zmatek; Chaos</text:p>
            </text:list-item>
            <text:list-item>
              <text:p text:style-name="P5">Hašek se snaží ukazovat na absurditu války (absurdní ztvárnění)</text:p>
              <text:list>
                <text:list-item>
                  <text:p text:style-name="P5">a na absurditu velen</text:p>
                </text:list-item>
              </text:list>
            </text:list-item>
            <text:list-item>
              <text:p text:style-name="P5">Odhaluje nedostatky</text:p>
            </text:list-item>
          </text:list>
        </text:list-item>
        <text:list-item>
          <text:p text:style-name="P5">Jazyk</text:p>
          <text:list>
            <text:list-item>
              <text:p text:style-name="P5">Obecná čeština v promluvách</text:p>
            </text:list-item>
            <text:list-item>
              <text:p text:style-name="P5">Vojenský sleng/argot (Nj Ruština, Polština)</text:p>
            </text:list-item>
            <text:list-item>
              <text:p text:style-name="P5">Kontrast u nadřízených: Vznešené → dojde trpělivost → normálně</text:p>
            </text:list-item>
          </text:list>
        </text:list-item>
      </text:list>
      <text:p text:style-name="Nadpis2">Legionářská literatura</text:p>
      <text:list xml:id="list954656877" text:style-name="L2">
        <text:list-item>
          <text:p text:style-name="P6">Rudolf Medek</text:p>
          <text:list>
            <text:list-item>
              <text:p text:style-name="P8">legie, bitva u Zborova, cesta přes Sibiř</text:p>
            </text:list-item>
            <text:list-item>
              <text:p text:style-name="P8">po válce Československá armáda; generál</text:p>
            </text:list-item>
            <text:list-item>
              <text:p text:style-name="P7">ANABÁZE</text:p>
            </text:list-item>
            <text:list-item>
              <text:p text:style-name="P8">sbírka Lví srdce</text:p>
              <text:list>
                <text:list-item>
                  <text:p text:style-name="P8">oslavuje legie</text:p>
                </text:list-item>
                <text:list-item>
                  <text:p text:style-name="P8">báseň Zborov</text:p>
                </text:list-item>
              </text:list>
            </text:list-item>
            <text:list-item>
              <text:p text:style-name="P8">román Velké dny</text:p>
              <text:list>
                <text:list-item>
                  <text:p text:style-name="P8">vznik legií</text:p>
                </text:list-item>
              </text:list>
            </text:list-item>
            <text:list-item>
              <text:p text:style-name="P8">drama Plukovník Švec</text:p>
              <text:list>
                <text:list-item>
                  <text:p text:style-name="P8">velitel se zastřelí, aby zastavil rozpad morálky svých vojáků</text:p>
                </text:list-item>
              </text:list>
            </text:list-item>
          </text:list>
        </text:list-item>
        <text:list-item>
          <text:p text:style-name="P6">Josef Kopta</text:p>
          <text:list>
            <text:list-item>
              <text:p text:style-name="P8">Třetí rota, Třetí rota na magistrále, Třetí rota doma</text:p>
              <text:list>
                <text:list-item>
                  <text:p text:style-name="P8">trilogie líčící postup malé vojenské jednotky od Zborova přes Sibiř k Vladivostoku</text:p>
                </text:list-item>
              </text:list>
            </text:list-item>
          </text:list>
        </text:list-item>
        <text:list-item>
          <text:p text:style-name="P6">František Langer</text:p>
          <text:list>
            <text:list-item>
              <text:p text:style-name="P8">z židovské rodiny</text:p>
            </text:list-item>
            <text:list-item>
              <text:p text:style-name="P8">lékařskou fakultu</text:p>
            </text:list-item>
            <text:list-item>
              <text:p text:style-name="P8">východní fronta → legie</text:p>
            </text:list-item>
            <text:list-item>
              <text:p text:style-name="P9">za druhé války musel uprchnout do anglie</text:p>
            </text:list-item>
            <text:list-item>
              <text:p text:style-name="P9"><text:span text:style-name="T1">drama</text:span> Jízdní hlídka</text:p>
              <text:list>
                <text:list-item>
                  <text:p text:style-name="P9">hrdinství a solidarita legionářů</text:p>
                </text:list-item>
              </text:list>
            </text:list-item>
            <text:list-item>
              <text:p text:style-name="P9">drama Periferie</text:p>
              <text:list>
                <text:list-item>
                  <text:p text:style-name="P9">motiv zločinu a trestu</text:p>
                </text:list-item>
                <text:list-item>
                  <text:p text:style-name="P9">cišník zabije milence své přítelkyně, ale nikdo mu to nechce věřit</text:p>
                </text:list-item>
              </text:list>
            </text:list-item>
            <text:list-item>
              <text:p text:style-name="P9">komedie Velbloud uchem jehly; Obrácení Ferdyše Pištory</text:p>
              <text:list>
                <text:list-item>
                  <text:p text:style-name="P9">polepšení</text:p>
                </text:list-item>
              </text:list>
            </text:list-item>
            <text:list-item>
              <text:p text:style-name="P9">soubor povídek s válečnou tématikou Železný vlk</text:p>
            </text:list-item>
          </text:list>
        </text:list-item>
      </text:list>
      <text:p text:style-name="Nadpis2">Katolicky orientovaná próza</text:p>
      <text:list xml:id="list819154312" text:style-name="L3">
        <text:list-item>
          <text:p text:style-name="P10">Jaroslav Durych</text:p>
          <text:list>
            <text:list-item>
              <text:p text:style-name="P12">vyloučen z arcibiskupského konviktu</text:p>
            </text:list-item>
            <text:list-item>
              <text:p text:style-name="P12"><text:soft-page-break/>oblíbil si Baroko</text:p>
            </text:list-item>
            <text:list-item>
              <text:p text:style-name="P12">Jarmark Života</text:p>
            </text:list-item>
            <text:list-item>
              <text:p text:style-name="P12">román Na horách</text:p>
            </text:list-item>
            <text:list-item>
              <text:p text:style-name="P12">historická tvorba</text:p>
              <text:list>
                <text:list-item>
                  <text:p text:style-name="P12">román Bloudění (Velká valdštejnská trilogie)</text:p>
                  <text:list>
                    <text:list-item>
                      <text:p text:style-name="P12">protireformace</text:p>
                    </text:list-item>
                    <text:list-item>
                      <text:p text:style-name="P12">Jiří, služebník Albrechta z Valdštejna</text:p>
                    </text:list-item>
                    <text:list-item>
                      <text:p text:style-name="P12">zamiluje se do katoličky Andělky</text:p>
                    </text:list-item>
                    <text:list-item>
                      <text:p text:style-name="P12">smrtelně zraněný s ní zplodí dítě (symbol naděj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Jan Čep</text:p>
        </text:list-item>
        <text:list-item>
          <text:p text:style-name="P10">Jakub Deml</text:p>
          <text:p text:style-name="P4">Rurasrismus</text:p>
          <text:list>
            <text:list-item>
              <text:p text:style-name="P13">návrat k venkovu a patriarchálním tradicím</text:p>
            </text:list-item>
            <text:list-item>
              <text:p text:style-name="P13">chtěli zachytit život na venkově, lásku lidí k půdě a práci; k sobě navzájem …</text:p>
            </text:list-item>
            <text:list-item>
              <text:p text:style-name="P13">Katolicky orientovaná próza</text:p>
              <text:p text:style-name="P13"/>
              <text:p text:style-name="P3">Meziválečné české drama</text:p>
            </text:list-item>
            <text:list-item>
              <text:p text:style-name="P11">Osvobozené divadlo</text:p>
              <text:list>
                <text:list-item>
                  <text:p text:style-name="P14">Jiří Voskovec a Jan Werich</text:p>
                </text:list-item>
                <text:list-item>
                  <text:p text:style-name="P14">Jaroslav Ježek – hudebník</text:p>
                </text:list-item>
                <text:list-item>
                  <text:p text:style-name="P15">začali hrát jinak = avantgardní</text:p>
                </text:list-item>
                <text:list-item>
                  <text:p text:style-name="P15">dadaismus – hravost</text:p>
                </text:list-item>
                <text:list-item>
                  <text:p text:style-name="P15">poetismus</text:p>
                </text:list-item>
                <text:list-item>
                  <text:p text:style-name="P15">cirkusové prostředí – klaunské masky</text:p>
                </text:list-item>
                <text:list-item>
                  <text:p text:style-name="P15">autoské divadlo</text:p>
                  <text:list>
                    <text:list-item>
                      <text:p text:style-name="P15">hrají tam autoři her</text:p>
                    </text:list-item>
                    <text:list-item>
                      <text:p text:style-name="P15">divadlo si tvoří hry samy</text:p>
                    </text:list-item>
                    <text:list-item>
                      <text:p text:style-name="P15">X režisérské divadlo</text:p>
                    </text:list-item>
                  </text:list>
                </text:list-item>
                <text:list-item>
                  <text:p text:style-name="P15">začínají reagovat na politickou situaci v Evropě</text:p>
                  <text:list>
                    <text:list-item>
                      <text:p text:style-name="P15">satyra</text:p>
                    </text:list-item>
                    <text:list-item>
                      <text:p text:style-name="P15">varování, obavy</text:p>
                    </text:list-item>
                  </text:list>
                </text:list-item>
                <text:list-item>
                  <text:p text:style-name="P15">forbíny</text:p>
                  <text:list>
                    <text:list-item>
                      <text:p text:style-name="P15">vor Bühne = předscéna</text:p>
                    </text:list-item>
                    <text:list-item>
                      <text:p text:style-name="P15">dialogy V+W na určité témata</text:p>
                    </text:list-item>
                    <text:list-item>
                      <text:p text:style-name="P15">improvizace</text:p>
                    </text:list-item>
                    <text:list-item>
                      <text:p text:style-name="P15">stala se stěžejním bodem programu</text:p>
                    </text:list-item>
                  </text:list>
                </text:list-item>
                <text:list-item>
                  <text:p text:style-name="P15">Vest Pocket Revue</text:p>
                </text:list-item>
                <text:list-item>
                  <text:p text:style-name="P15">Balada z hradů</text:p>
                </text:list-item>
                <text:list-item>
                  <text:p text:style-name="P15">Těžká Barbora</text:p>
                </text:list-item>
                <text:list-item>
                  <text:p text:style-name="P15">po roce 38 divadlo dále nemohlo pokračovat</text:p>
                </text:list-item>
                <text:list-item>
                  <text:p text:style-name="P15">V+W+J Odplouvají do Ameriky</text:p>
                </text:list-item>
                <text:list-item>
                  <text:p text:style-name="P15">po válce se V+W vracejí</text:p>
                </text:list-item>
                <text:list-item>
                  <text:p text:style-name="P15">pak zase chvíli v Americe</text:p>
                </text:list-item>
                <text:list-item>
                  <text:p text:style-name="P15">po 48 Voskovec v Americe; Werich v ČSR</text:p>
                </text:list-item>
              </text:list>
            </text:list-item>
          </text:list>
        </text:list-item>
        <text:list-item>
          <text:p text:style-name="P16">D 34</text:p>
          <text:list>
            <text:list-item>
              <text:p text:style-name="P16">režisérské divadlo</text:p>
            </text:list-item>
            <text:list-item>
              <text:p text:style-name="P16">Název odvozen od roku vznilu 1934</text:p>
            </text:list-item>
            <text:list-item>
              <text:p text:style-name="P16">Emil František Burian</text:p>
              <text:list>
                <text:list-item>
                  <text:p text:style-name="P16">režiser</text:p>
                </text:list-item>
                <text:list-item>
                  <text:p text:style-name="P16">skladatelm spěvák …</text:p>
                </text:list-item>
              </text:list>
            </text:list-item>
            <text:list-item>
              <text:p text:style-name="P16">původní dramata</text:p>
            </text:list-item>
            <text:list-item>
              <text:p text:style-name="P16">dramatizace děl, která nevznikla jako dramata (nutná adaptace)</text:p>
              <text:list>
                <text:list-item>
                  <text:p text:style-name="P16">Máchův Máj</text:p>
                </text:list-item>
                <text:list-item>
                  <text:p text:style-name="P16">Evžen Oněgin</text:p>
                </text:list-item>
                <text:list-item>
                  <text:p text:style-name="P16">Krysař</text:p>
                </text:list-item>
                <text:list-item>
                  <text:p text:style-name="P16">Čapkovy hry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style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style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style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style:contextual-spacing="false" fo:line-height="100%" style:writing-mode="page"/>
      <style:text-properties fo:color="#0066cc" loext:opacity="100%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3T19:36:35.122000000</meta:creation-date>
    <dc:date>2020-12-07T09:08:14.750564992</dc:date>
    <meta:editing-duration>P3DT21H39M2S</meta:editing-duration>
    <meta:editing-cycles>88</meta:editing-cycles>
    <meta:generator>LibreOffice/7.0.3.1$Linux_X86_64 LibreOffice_project/00$Build-1</meta:generator>
    <meta:document-statistic meta:table-count="0" meta:image-count="0" meta:object-count="0" meta:page-count="3" meta:paragraph-count="102" meta:word-count="506" meta:character-count="2749" meta:non-whitespace-character-count="2439"/>
  </office:meta>
</office:document-meta>
</file>